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Трактовка сущности познания в различных философских школа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0T21:50:00.850171182</dc:date>
    <meta:editing-duration>PT22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1" meta:word-count="7" meta:character-count="59" meta:non-whitespace-character-count="53"/>
  </office:meta>
</office:document-meta>
</file>